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29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6"/>
    <style:style style:name="ce48" style:family="table-cell" style:parent-style-name="Default" style:data-style-name="N104"/>
    <style:style style:name="ce52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10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71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12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G7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number-columns-repeated="2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yA-Boya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ehmi Ar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8-9-2021 de anlaşma yapıld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-11-2021 den itibaren süre başlatıld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ynı fiyata 2 ay süre uzatımı yapıldı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0-Kasım 2021 – 19 Kasım 202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 office:value-type="float" office:value="24000" calcext:value-type="float">
            <text:p>24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style-name="ce4"/>
          <table:table-cell table:number-columns-repeated="1020"/>
        </table:table-row>
        <table:table-row table:style-name="ro2">
          <table:table-cell table:style-name="ce8" office:value-type="date" office:date-value="2021-09-18" calcext:value-type="date">
            <text:p>18.09.2021</text:p>
          </table:table-cell>
          <table:table-cell office:value-type="string" calcext:value-type="string">
            <text:p>20 Kasım 2021-22 kira bedeli</text:p>
          </table:table-cell>
          <table:table-cell table:formula="of:=[.C13]" office:value-type="float" office:value="24000" calcext:value-type="float">
            <text:p>24000</text:p>
          </table:table-cell>
          <table:table-cell table:formula="of:=[.C23]" office:value-type="float" office:value="24000" calcext:value-type="float">
            <text:p>24.000,00</text:p>
          </table:table-cell>
          <table:table-cell table:number-columns-repeated="1020"/>
        </table:table-row>
        <table:table-row table:style-name="ro2">
          <table:table-cell table:style-name="ce8" office:value-type="date" office:date-value="2021-09-18" calcext:value-type="date">
            <text:p>18.09.2021</text:p>
          </table:table-cell>
          <table:table-cell/>
          <table:table-cell office:value-type="float" office:value="-24000" calcext:value-type="float">
            <text:p>-24000</text:p>
          </table:table-cell>
          <table:table-cell table:formula="of:=[.D23]+[.C24]" office:value-type="float" office:value="0" calcext:value-type="float">
            <text:p>0,00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style-name="ce37" office:value-type="date" office:date-value="2021-09-18" calcext:value-type="date">
            <text:p>18.09.2021</text:p>
          </table:table-cell>
          <table:table-cell office:value-type="string" calcext:value-type="string">
            <text:p>kira başlangıcı</text:p>
          </table:table-cell>
          <table:table-cell table:number-columns-repeated="1022"/>
        </table:table-row>
        <table:table-row table:style-name="ro2">
          <table:table-cell table:style-name="ce8" office:value-type="date" office:date-value="2022-11-19" calcext:value-type="date">
            <text:p>19.11.2022</text:p>
          </table:table-cell>
          <table:table-cell office:value-type="string" calcext:value-type="string">
            <text:p>kira bitiş</text:p>
          </table:table-cell>
          <table:table-cell table:number-columns-repeated="1022"/>
        </table:table-row>
        <table:table-row table:style-name="ro2">
          <table:table-cell table:formula="of:=[.A30]-[.A29]" office:value-type="float" office:value="427" calcext:value-type="float">
            <text:p>427</text:p>
          </table:table-cell>
          <table:table-cell office:value-type="string" calcext:value-type="string">
            <text:p>oturulacak gün sayıs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48" table:formula="of:=[.D23]/[.A31]" office:value-type="currency" office:currency="TRY" office:value="56.2060889929742" calcext:value-type="currency">
            <text:p>₺56,21</text:p>
          </table:table-cell>
          <table:table-cell office:value-type="string" calcext:value-type="string">
            <text:p>TL günlük kira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Default"/>
          <table:table-cell/>
          <table:table-cell table:style-name="ce3"/>
          <table:table-cell table:formula="of:=[.D23]/365" office:value-type="float" office:value="65.7534246575343" calcext:value-type="float">
            <text:p>65,75</text:p>
          </table:table-cell>
          <table:table-cell table:number-columns-repeated="1020"/>
        </table:table-row>
        <table:table-row table:style-name="ro2">
          <table:table-cell table:style-name="ce8" office:value-type="date" office:date-value="2022-10-10" calcext:value-type="date">
            <text:p>10.10.2022</text:p>
          </table:table-cell>
          <table:table-cell office:value-type="string" calcext:value-type="string">
            <text:p>boşaltma tarihi</text:p>
          </table:table-cell>
          <table:table-cell table:style-name="ce3"/>
          <table:table-cell table:number-columns-repeated="1021"/>
        </table:table-row>
        <table:table-row table:style-name="ro2">
          <table:table-cell table:formula="of:=[.A34]-[.A29]" office:value-type="float" office:value="387" calcext:value-type="float">
            <text:p>387</text:p>
          </table:table-cell>
          <table:table-cell office:value-type="string" calcext:value-type="string">
            <text:p>oturulan gü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52" table:formula="of:=[.A35]*[.A32]" office:value-type="currency" office:currency="TRY" office:value="21751.756440281" calcext:value-type="currency">
            <text:p>₺21.751,76</text:p>
          </table:table-cell>
          <table:table-cell office:value-type="string" calcext:value-type="string">
            <text:p>toplam kira bedeli</text:p>
          </table:table-cell>
          <table:table-cell table:number-columns-repeated="1022"/>
        </table:table-row>
        <table:table-row table:style-name="ro2">
          <table:table-cell table:style-name="ce52" table:formula="of:=[.D23]-[.A36]" office:value-type="currency" office:currency="TRY" office:value="2248.24355971897" calcext:value-type="currency">
            <text:p>₺2.248,24</text:p>
          </table:table-cell>
          <table:table-cell office:value-type="string" calcext:value-type="string">
            <text:p>iade tutarı 24000 -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office:forms form:automatic-focus="false" form:apply-design-mode="false"/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102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02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4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9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Adı Soyadı / Unvanı</text:p>
          </table:table-cell>
          <table:table-cell table:style-name="ce109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Adresi</text:p>
          </table:table-cell>
          <table:table-cell table:style-name="ce109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Vergi Dairesi</text:p>
          </table:table-cell>
          <table:table-cell table:style-name="ce109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Vergi No/TC Kimlik No</text:p>
          </table:table-cell>
          <table:table-cell table:style-name="ce109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04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9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Vergi Dairesi</text:p>
          </table:table-cell>
          <table:table-cell table:style-name="ce109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4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office:forms form:automatic-focus="false" form:apply-design-mode="false"/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12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12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office:forms form:automatic-focus="false" form:apply-design-mode="false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6cm" svg:x="0.588cm" svg:y="0.57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2"/>
          <table:table-cell table:style-name="ce31"/>
          <table:table-cell table:style-name="ce134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table-cell table:style-name="ce149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155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6cm" svg:x="0.588cm" svg:y="0.57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2"/>
          <table:table-cell table:style-name="ce31"/>
          <table:table-cell table:style-name="ce134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 table:number-columns-repeated="2"/>
          <table:covered-table-cell table:number-columns-repeated="7" table:style-name="ce145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table-cell table:style-name="ce149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1"/>
          <table:covered-table-cell table:number-columns-repeated="3" table:style-name="ce149"/>
          <table:covered-table-cell table:style-name="ce163"/>
          <table:table-cell table:style-name="ce163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4"/>
          <table:table-cell table:style-name="ce134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table-cell table:style-name="ce155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4"/>
          <table:table-cell table:style-name="ce134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21:39:15.7899566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2-10-08T21:47:05.729926283</dc:date>
    <meta:editing-cycles>29</meta:editing-cycles>
    <meta:editing-duration>PT7H55M42S</meta:editing-duration>
    <meta:generator>LibreOffice/7.2.5.2$Linux_X86_64 LibreOffice_project/20$Build-2</meta:generator>
    <meta:document-statistic meta:table-count="4" meta:cell-count="147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